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f003" officeooo:paragraph-rsid="001df0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.m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1T21:07:58.317513568</meta:creation-date>
    <dc:date>2022-04-21T21:09:26.517121319</dc:date>
    <meta:editing-duration>PT1M28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0.3$MacOSX_AARCH64 LibreOffice_project/0f246aa12d0eee4a0f7adcefbf7c878fc2238db3</meta:generator>
  </office:meta>
</office:document-meta>
</file>